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var ds-font-family-code" svg:font-family="'var ds-font-family-code'"/>
  </office:font-face-decls>
  <office:automatic-styles>
    <style:style style:name="P1" style:family="paragraph" style:parent-style-name="Heading_20_1">
      <style:text-properties style:text-underline-style="none"/>
    </style:style>
    <style:style style:name="P2" style:family="paragraph" style:parent-style-name="Standard">
      <style:text-properties officeooo:rsid="001febf2" officeooo:paragraph-rsid="001febf2"/>
    </style:style>
    <style:style style:name="P3" style:family="paragraph" style:parent-style-name="Standard">
      <style:text-properties officeooo:rsid="001febf2" officeooo:paragraph-rsid="0023addd"/>
    </style:style>
    <style:style style:name="P4" style:family="paragraph" style:parent-style-name="Standard">
      <style:text-properties officeooo:rsid="0023addd" officeooo:paragraph-rsid="0023addd"/>
    </style:style>
    <style:style style:name="P5" style:family="paragraph" style:parent-style-name="Standard">
      <style:text-properties fo:font-style="italic" officeooo:rsid="0023addd" officeooo:paragraph-rsid="0023addd" style:font-style-asian="italic" style:font-style-complex="italic"/>
    </style:style>
    <style:style style:name="P6" style:family="paragraph" style:parent-style-name="Standard">
      <style:text-properties fo:font-style="italic" officeooo:rsid="0025fa5d" officeooo:paragraph-rsid="0025fa5d" style:font-style-asian="italic" style:font-style-complex="italic"/>
    </style:style>
    <style:style style:name="P7" style:family="paragraph" style:parent-style-name="Standard">
      <style:text-properties fo:font-style="italic" officeooo:rsid="001febf2" officeooo:paragraph-rsid="001febf2" style:font-style-asian="italic" style:font-style-complex="italic"/>
    </style:style>
    <style:style style:name="P8" style:family="paragraph" style:parent-style-name="Standard">
      <style:text-properties fo:font-style="italic" officeooo:rsid="001febf2" officeooo:paragraph-rsid="0023addd" style:font-style-asian="italic" style:font-style-complex="italic"/>
    </style:style>
    <style:style style:name="P9" style:family="paragraph" style:parent-style-name="Standard">
      <style:text-properties fo:font-style="italic" officeooo:rsid="001febf2" officeooo:paragraph-rsid="00243664" style:font-style-asian="italic" style:font-style-complex="italic"/>
    </style:style>
    <style:style style:name="P10" style:family="paragraph" style:parent-style-name="Standard">
      <style:text-properties fo:font-style="italic" officeooo:rsid="001febf2" officeooo:paragraph-rsid="00250fc5" style:font-style-asian="italic" style:font-style-complex="italic"/>
    </style:style>
    <style:style style:name="P11" style:family="paragraph" style:parent-style-name="Text_20_body">
      <style:text-properties officeooo:rsid="00250fc5" officeooo:paragraph-rsid="00250fc5"/>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fo:font-style="italic" officeooo:paragraph-rsid="00250fc5" style:font-style-asian="italic" style:font-style-complex="italic"/>
    </style:style>
    <style:style style:name="P14" style:family="paragraph" style:parent-style-name="Standard">
      <style:text-properties officeooo:rsid="001febf2" officeooo:paragraph-rsid="00250fc5"/>
    </style:style>
    <style:style style:name="P15" style:family="paragraph" style:parent-style-name="Standard">
      <style:text-properties officeooo:rsid="00250fc5" officeooo:paragraph-rsid="00250fc5"/>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Standard">
      <style:text-properties fo:font-weight="bold" officeooo:rsid="001febf2" officeooo:paragraph-rsid="001febf2" style:font-weight-asian="bold" style:font-weight-complex="bold"/>
    </style:style>
    <style:style style:name="P18" style:family="paragraph" style:parent-style-name="Standard">
      <style:text-properties officeooo:rsid="001febf2" officeooo:paragraph-rsid="0025fa5d"/>
    </style:style>
    <style:style style:name="P19" style:family="paragraph" style:parent-style-name="Standard">
      <style:text-properties fo:font-style="italic" officeooo:rsid="001febf2" officeooo:paragraph-rsid="0025fa5d" style:font-style-asian="italic" style:font-style-complex="italic"/>
    </style:style>
    <style:style style:name="P20" style:family="paragraph" style:parent-style-name="Text_20_body">
      <style:text-properties officeooo:paragraph-rsid="0025fa5d"/>
    </style:style>
    <style:style style:name="P21" style:family="paragraph" style:parent-style-name="Standard">
      <style:text-properties officeooo:paragraph-rsid="001febf2"/>
    </style:style>
    <style:style style:name="P22" style:family="paragraph" style:parent-style-name="Heading_20_3">
      <style:text-properties officeooo:paragraph-rsid="0026210d"/>
    </style:style>
    <style:style style:name="P23" style:family="paragraph" style:parent-style-name="Text_20_body">
      <style:text-properties officeooo:paragraph-rsid="0026210d"/>
    </style:style>
    <style:style style:name="P24" style:family="paragraph" style:parent-style-name="Text_20_body">
      <style:text-properties fo:font-style="italic" style:font-style-asian="italic" style:font-style-complex="italic"/>
    </style:style>
    <style:style style:name="P25" style:family="paragraph" style:parent-style-name="Heading_20_3">
      <style:text-properties officeooo:paragraph-rsid="002692b4"/>
    </style:style>
    <style:style style:name="P26" style:family="paragraph" style:parent-style-name="Text_20_body">
      <style:text-properties fo:font-style="italic" officeooo:rsid="002692b4" officeooo:paragraph-rsid="002692b4" style:font-style-asian="italic" style:font-style-complex="italic"/>
    </style:style>
    <style:style style:name="P27" style:family="paragraph" style:parent-style-name="Text_20_body">
      <style:text-properties officeooo:paragraph-rsid="002692b4"/>
    </style:style>
    <style:style style:name="P28" style:family="paragraph" style:parent-style-name="Heading_20_1">
      <style:text-properties officeooo:paragraph-rsid="002692b4"/>
    </style:style>
    <style:style style:name="P29" style:family="paragraph" style:parent-style-name="Text_20_body">
      <style:text-properties officeooo:rsid="0027c1a1" officeooo:paragraph-rsid="0027c1a1"/>
    </style:style>
    <style:style style:name="P30" style:family="paragraph" style:parent-style-name="Text_20_body">
      <style:text-properties fo:font-style="normal" officeooo:rsid="002692b4" officeooo:paragraph-rsid="002692b4" style:font-style-asian="normal" style:font-style-complex="normal"/>
    </style:style>
    <style:style style:name="P31" style:family="paragraph" style:parent-style-name="Text_20_body">
      <style:text-properties officeooo:rsid="001febf2" officeooo:paragraph-rsid="002692b4"/>
    </style:style>
    <style:style style:name="P32" style:family="paragraph" style:parent-style-name="Text_20_body">
      <style:text-properties officeooo:rsid="002692b4" officeooo:paragraph-rsid="002692b4"/>
    </style:style>
    <style:style style:name="P33" style:family="paragraph" style:parent-style-name="Standard">
      <style:text-properties fo:font-style="italic" officeooo:rsid="002692b4" officeooo:paragraph-rsid="002692b4" style:font-style-asian="italic" style:font-style-complex="italic"/>
    </style:style>
    <style:style style:name="P34" style:family="paragraph" style:parent-style-name="Heading_20_3">
      <style:text-properties officeooo:paragraph-rsid="0027c1a1"/>
    </style:style>
    <style:style style:name="P35" style:family="paragraph" style:parent-style-name="Text_20_body">
      <style:text-properties officeooo:paragraph-rsid="0027c1a1"/>
    </style:style>
    <style:style style:name="P36" style:family="paragraph" style:parent-style-name="Standard">
      <style:text-properties officeooo:rsid="001febf2" officeooo:paragraph-rsid="00284ff6"/>
    </style:style>
    <style:style style:name="P37" style:family="paragraph" style:parent-style-name="Text_20_body">
      <style:text-properties fo:font-style="italic" officeooo:rsid="0027c1a1" officeooo:paragraph-rsid="0027c1a1" style:font-style-asian="italic" style:font-style-complex="italic"/>
    </style:style>
    <style:style style:name="P38" style:family="paragraph" style:parent-style-name="Heading_20_3">
      <style:text-properties officeooo:paragraph-rsid="00284ff6"/>
    </style:style>
    <style:style style:name="P39" style:family="paragraph" style:parent-style-name="Text_20_body">
      <style:text-properties officeooo:rsid="00284ff6" officeooo:paragraph-rsid="00284ff6"/>
    </style:style>
    <style:style style:name="T1" style:family="text">
      <style:text-properties officeooo:rsid="0023addd"/>
    </style:style>
    <style:style style:name="T2" style:family="text">
      <style:text-properties fo:font-style="italic" officeooo:rsid="0023addd" style:font-style-asian="italic" style:font-style-complex="italic"/>
    </style:style>
    <style:style style:name="T3" style:family="text">
      <style:text-properties fo:font-style="normal" officeooo:rsid="0023addd" style:font-style-asian="normal" style:font-style-complex="normal"/>
    </style:style>
    <style:style style:name="T4" style:family="text">
      <style:text-properties fo:font-style="italic" style:font-style-asian="italic" style:font-style-complex="italic"/>
    </style:style>
    <style:style style:name="T5" style:family="text">
      <style:text-properties fo:color="#edecee" loext:opacity="100%" style:font-name="Droid Sans Mono" fo:font-size="10.5pt" fo:font-weight="normal" officeooo:rsid="0023addd" fo:background-color="#15141b" loext:char-shading-value="0"/>
    </style:style>
    <style:style style:name="T6" style:family="text">
      <style:text-properties officeooo:rsid="00243664"/>
    </style:style>
    <style:style style:name="T7" style:family="text">
      <style:text-properties officeooo:rsid="00250fc5"/>
    </style:style>
    <style:style style:name="T8" style:family="text">
      <style:text-properties officeooo:rsid="001febf2"/>
    </style:style>
    <style:style style:name="T9" style:family="text">
      <style:text-properties officeooo:rsid="0025fa5d"/>
    </style:style>
    <style:style style:name="T10" style:family="text">
      <style:text-properties officeooo:rsid="0026210d"/>
    </style:style>
    <style:style style:name="T11" style:family="text">
      <style:text-properties fo:font-style="italic" officeooo:rsid="0026210d" style:font-style-asian="italic" style:font-style-complex="italic"/>
    </style:style>
    <style:style style:name="T12" style:family="text">
      <style:text-properties fo:font-style="normal" officeooo:rsid="0026210d" style:font-style-asian="normal" style:font-style-complex="normal"/>
    </style:style>
    <style:style style:name="T13" style:family="text">
      <style:text-properties officeooo:rsid="002692b4"/>
    </style:style>
    <style:style style:name="T14" style:family="text">
      <style:text-properties officeooo:rsid="0027c1a1"/>
    </style:style>
    <style:style style:name="T15" style:family="text">
      <style:text-properties fo:font-style="italic" officeooo:rsid="0027c1a1" style:font-style-asian="italic" style:font-style-complex="italic"/>
    </style:style>
    <style:style style:name="T16" style:family="text">
      <style:text-properties fo:font-style="normal" officeooo:rsid="0027c1a1" style:font-style-asian="normal" style:font-style-complex="normal"/>
    </style:style>
    <style:style style:name="T17" style:family="text">
      <style:text-properties officeooo:rsid="00284ff6"/>
    </style:style>
    <style:style style:name="T18" style:family="text">
      <style:text-properties fo:font-style="italic" officeooo:rsid="00284ff6" style:font-style-asian="italic" style:font-style-complex="italic"/>
    </style:style>
    <style:style style:name="T19" style:family="text">
      <style:text-properties officeooo:rsid="002864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 Data Preparation</text:h>
      <text:p text:style-name="P2"/>
      <text:h text:style-name="Heading_20_3" text:outline-level="3">1. Importing the Dataset</text:h>
      <text:p text:style-name="P3"><text:span text:style-name="T1">We did download the dataset from the url </text:span><text:span text:style-name="T2">`https://github.com/GU4243-ADS/spring2018-</text:span></text:p>
      <text:p text:style-name="P3"><text:span text:style-name="T2">project1-ginnyqg/raw/master/data/spooky.csv` </text:span><text:span text:style-name="T3">and save it locally to use it later, we did also </text:span>display the first <text:span text:style-name="T4">10</text:span> samples</text:p>
      <text:p text:style-name="P4"><text:span text:style-name="T5"/></text:p>
      <text:p text:style-name="P5">```</text:p>
      <text:p text:style-name="P6">import pandas as pd</text:p>
      <text:p text:style-name="P5">df = pd.read_csv(‘./ spooky.csv’)</text:p>
      <text:p text:style-name="P7">df.head(10)</text:p>
      <text:p text:style-name="P5">```</text:p>
      <text:p text:style-name="P2"/>
      <text:h text:style-name="Heading_20_1" text:outline-level="1">B. Text Cleaning</text:h>
      <text:p text:style-name="P2"/>
      <text:h text:style-name="Heading_20_3" text:outline-level="3"><text:span text:style-name="T1">1.</text:span>Handling Repeated Characters</text:h>
      <text:p text:style-name="P2">We write a function <text:span text:style-name="T6">which uses regular expressions</text:span> to handle repeated characters like "<text:span text:style-name="T4">cooooool</text:span>" and convert them to the canonical form "<text:span text:style-name="T4">cool</text:span>".</text:p>
      <text:p text:style-name="P2"/>
      <text:p text:style-name="P8">```</text:p>
      <text:p text:style-name="P6">import re</text:p>
      <text:p text:style-name="P7">def <text:span text:style-name="T1">remove_repeated_chars</text:span>(text):</text:p>
      <text:p text:style-name="P7"><text:s text:c="4"/>return re.sub(r'(.)\1+', r'\1\1', text)</text:p>
      <text:p text:style-name="P7"/>
      <text:p text:style-name="P9">df['<text:span text:style-name="T1">text</text:span>_text'] = df['text'].apply(<text:span text:style-name="T1">remove_repeated_chars</text:span>)</text:p>
      <text:p text:style-name="P2"><text:span text:style-name="T4">```</text:span></text:p>
      <text:p text:style-name="P2"/>
      <text:h text:style-name="Heading_20_3" text:outline-level="3">2. Handling Homoglyphs (e.g., "$tupide" to "stupide")</text:h>
      <text:p text:style-name="P2"><text:span text:style-name="T4">Homoglyphs</text:span> are characters that look similar but have different meanings <text:span text:style-name="T7">so we write a function that has</text:span> a dictionary for common homoglyphs and <text:span text:style-name="T7">it </text:span>replace<text:span text:style-name="T7">s </text:span>them in the tex<text:span text:style-name="T7">t variable given</text:span></text:p>
      <text:p text:style-name="P2"/>
      <text:p text:style-name="P7">```</text:p>
      <text:p text:style-name="P7">def replace_homoglyphs(text):</text:p>
      <text:p text:style-name="P10"><text:s text:c="4"/>homoglyph<text:span text:style-name="T7">s</text:span>= {"$": "s", "@": "a", "<text:span text:style-name="T7">0</text:span>": "<text:span text:style-name="T7">o</text:span>", "3": "e"}</text:p>
      <text:p text:style-name="P7"><text:s text:c="4"/>for <text:span text:style-name="T7">char</text:span>, <text:span text:style-name="T7">raplacement</text:span> in homoglyph<text:span text:style-name="T7">s.</text:span>items():</text:p>
      <text:p text:style-name="P7"><text:s text:c="8"/>text = text.replace(<text:span text:style-name="T7">char</text:span>, <text:span text:style-name="T7">replacement</text:span>)</text:p>
      <text:p text:style-name="P7"><text:s text:c="4"/>return text</text:p>
      <text:p text:style-name="P7"/>
      <text:p text:style-name="P7">df['<text:span text:style-name="T7">text</text:span>'] = df['<text:span text:style-name="T7">text</text:span>'].apply(replace_homoglyphs)</text:p>
      <text:p text:style-name="P2"><text:span text:style-name="T4">```</text:span></text:p>
      <text:p text:style-name="P2"><text:span text:style-name="T4"/></text:p>
      <text:h text:style-name="Heading_20_3" text:outline-level="3">3. Handling Special Entries (URLs, Emails, HTML Tags)</text:h>
      <text:p text:style-name="Text_20_body"/>
      <text:p text:style-name="P11"><text:soft-page-break/>We used a function that uses regular expressions to detect and remove urls, email addresses and html tags from the given text</text:p>
      <text:p text:style-name="P2"/>
      <text:p text:style-name="P2">```</text:p>
      <text:p text:style-name="P12">def clean_special_entries(text):</text:p>
      <text:p text:style-name="P12"><text:s text:c="4"/>text = re.sub(r'http\S+|www\S+|https\S+', '[URL]', text, flags=re.MULTILINE)</text:p>
      <text:p text:style-name="P12"><text:s text:c="4"/>text = re.sub(r'\S+@\S+', '[EMAIL]', text)</text:p>
      <text:p text:style-name="P12"><text:s text:c="4"/>text = BeautifulSoup(text, 'html.parser').get_text()</text:p>
      <text:p text:style-name="P12"><text:s text:c="4"/>return text</text:p>
      <text:p text:style-name="P12"/>
      <text:p text:style-name="P13"><text:span text:style-name="T8">df['</text:span><text:span text:style-name="T7">text</text:span><text:span text:style-name="T8">'] = df['</text:span><text:span text:style-name="T7">text</text:span><text:span text:style-name="T8">'].apply(clean_special_entries)</text:span></text:p>
      <text:p text:style-name="P2">```</text:p>
      <text:p text:style-name="P2"/>
      <text:h text:style-name="Heading_20_3" text:outline-level="3">4. Lowercasing the Text</text:h>
      <text:p text:style-name="Text_20_body"/>
      <text:p text:style-name="P14">We convert the text to lowercase</text:p>
      <text:p text:style-name="P14"/>
      <text:p text:style-name="P7">```</text:p>
      <text:p text:style-name="P7">df['text'] = df['text'].<text:span text:style-name="T7">str.lower()</text:span></text:p>
      <text:p text:style-name="P7">```</text:p>
      <text:p text:style-name="P2"/>
      <text:h text:style-name="Heading_20_3" text:outline-level="3">5. Removing Punctuation</text:h>
      <text:p text:style-name="Text_20_body"/>
      <text:p text:style-name="P15">We use a function that remove punctuation using <text:span text:style-name="T9">string library</text:span></text:p>
      <text:p text:style-name="P14"/>
      <text:p text:style-name="P7">```</text:p>
      <text:p text:style-name="P6">import string</text:p>
      <text:p text:style-name="P12">def remove_punc(text):</text:p>
      <text:p text:style-name="P12"><text:s text:c="4"/>return text.translate(str.maketrans('', '', string.punctuation))</text:p>
      <text:p text:style-name="P12"/>
      <text:p text:style-name="P16">df['text'] = df['text'].apply(remove_punc)</text:p>
      <text:p text:style-name="P7">```</text:p>
      <text:p text:style-name="P2"/>
      <text:p text:style-name="P17">6. Removing Stop Words</text:p>
      <text:p text:style-name="P2"/>
      <text:p text:style-name="P2">We' use <text:span text:style-name="T9">nltk</text:span>'s <text:span text:style-name="T9">stopword list to filter out common words that don’t add much value/meaning to our text, it is</text:span> built-in list of <text:span text:style-name="T9">common </text:span>words like "the", "and", etc, <text:span text:style-name="T9">we define that the used language is english</text:span></text:p>
      <text:p text:style-name="P2"/>
      <text:p text:style-name="P18">```</text:p>
      <text:p text:style-name="P6">import nltk</text:p>
      <text:p text:style-name="P6">from nltk.corpus import stopwords</text:p>
      <text:p text:style-name="P19">nltk.download('stopwords')</text:p>
      <text:p text:style-name="P12">stop_words = set(stopwords.words('english'))</text:p>
      <text:p text:style-name="Standard"><text:span text:style-name="T4">df['text'] = df['text'].apply(lambda x: ' '.join([word for word in x.split() if word not in stop_words]))</text:span></text:p>
      <text:p text:style-name="P2">```</text:p>
      <text:p text:style-name="P2"/>
      <text:h text:style-name="Heading_20_3" text:outline-level="3"><text:soft-page-break/>7. Detecting and Translating Languages</text:h>
      <text:p text:style-name="Text_20_body"/>
      <text:p text:style-name="P20"><text:span text:style-name="T9">We use langdetect library for detecting the used language of our text then googletrans library to translate it into the most frequent language (english)</text:span></text:p>
      <text:p text:style-name="P7"/>
      <text:p text:style-name="P7">```</text:p>
      <text:p text:style-name="P7">from langdetect import detect</text:p>
      <text:p text:style-name="P6">from googletrans import Translator</text:p>
      <text:p text:style-name="P19">translator = Translator()</text:p>
      <text:p text:style-name="P12">def detect_and_translate(text):</text:p>
      <text:p text:style-name="P12"><text:s text:c="4"/>try:</text:p>
      <text:p text:style-name="P12"><text:s text:c="8"/>lang = detect(text)</text:p>
      <text:p text:style-name="P12"><text:s text:c="8"/>if lang != 'en':</text:p>
      <text:p text:style-name="P12"><text:s text:c="12"/>text = translator.translate(text, dest='en').text</text:p>
      <text:p text:style-name="P12"><text:s text:c="4"/>except:</text:p>
      <text:p text:style-name="P12"><text:s text:c="8"/>pass</text:p>
      <text:p text:style-name="P12"><text:s text:c="4"/>return text</text:p>
      <text:p text:style-name="P12"/>
      <text:p text:style-name="P12">df['text'] = df['text'].apply(detect_and_translate)</text:p>
      <text:p text:style-name="P7">```</text:p>
      <text:p text:style-name="P2"/>
      <text:h text:style-name="Heading_20_3" text:outline-level="3">8. Removing Repeated Words</text:h>
      <text:p text:style-name="P21"/>
      <text:p text:style-name="P21"><text:span text:style-name="T10">T</text:span><text:span text:style-name="T8">o remove repeated words </text:span><text:span text:style-name="T10">from the text we create a function </text:span><text:span text:style-name="T11">`remove_repeated_words`</text:span><text:span text:style-name="T12"> that will firstly split the given text into words using white space then for each word it will check if the current word is the same as the previous one </text:span></text:p>
      <text:p text:style-name="P2"/>
      <text:p text:style-name="P7">```</text:p>
      <text:p text:style-name="P12">def remove_repeated_words(text):</text:p>
      <text:p text:style-name="P12"><text:s text:c="4"/>words = text.split()</text:p>
      <text:p text:style-name="P12"><text:s text:c="4"/>cleaned_words = [words[i] for i in range(len(words)) if i == 0 or words[i] != words[i-1]]</text:p>
      <text:p text:style-name="P12"><text:s text:c="4"/>return ' '.join(cleaned_words)</text:p>
      <text:p text:style-name="P12"/>
      <text:p text:style-name="P7"/>
      <text:p text:style-name="P7">df['text'] = df['text'].apply(remove_repeated_words).<text:span text:style-name="T10">str.strip()</text:span></text:p>
      <text:p text:style-name="P7">```</text:p>
      <text:p text:style-name="P2"/>
      <text:h text:style-name="Heading_20_1" text:outline-level="1">C. Segmentation</text:h>
      <text:p text:style-name="P2"/>
      <text:h text:style-name="Heading_20_3" text:outline-level="3">1. Segmentation <text:span text:style-name="T10">using white space/ponctuation</text:span></text:h>
      <text:p text:style-name="P2"/>
      <text:p text:style-name="P12">```</text:p>
      <text:p text:style-name="P12">df['tokens_space'] = df['text'].apply(lambda x: x.split())</text:p>
      <text:p text:style-name="P12">```</text:p>
      <text:p text:style-name="P2"/>
      <text:p text:style-name="P2"/>
      <text:h text:style-name="P22" text:outline-level="3"><text:soft-page-break/><text:span text:style-name="T10">2</text:span>. Segmentation <text:span text:style-name="T10">using algorithm</text:span></text:h>
      <text:p text:style-name="P23"/>
      <text:p text:style-name="P24">```</text:p>
      <text:p text:style-name="P24">from nltk.tokenize import word_tokenize</text:p>
      <text:p text:style-name="P12">df['tokens_rule'] = df['text'].apply(word_tokenize)</text:p>
      <text:p text:style-name="P24">```</text:p>
      <text:p text:style-name="P2"/>
      <text:h text:style-name="P25" text:outline-level="3"><text:span text:style-name="T13">3</text:span>. Segmentation <text:span text:style-name="T13">based on subwords</text:span></text:h>
      <text:p text:style-name="P26"/>
      <text:p text:style-name="P27"/>
      <text:p text:style-name="P27"/>
      <text:h text:style-name="P28" text:outline-level="1"><text:span text:style-name="T13">D</text:span>. <text:span text:style-name="T8">Named Entity Recognition (NER)</text:span></text:h>
      <text:p text:style-name="P27"/>
      <text:h text:style-name="P25" text:outline-level="3"><text:span text:style-name="T13">1</text:span>. <text:span text:style-name="T13">Named entities recognition with spacy</text:span></text:h>
      <text:p text:style-name="P27"/>
      <text:p text:style-name="P29">This will get in which category does the word belong to (date, place. etc)</text:p>
      <text:p text:style-name="P27"/>
      <text:p text:style-name="P26">```</text:p>
      <text:p text:style-name="P26">import spacy</text:p>
      <text:p text:style-name="P26">nlp = spacy.load('en_core_web_sm')</text:p>
      <text:p text:style-name="P26">df['entities'] = df['text'].apply(lambda x: [(ent.text, ent.label_) for ent in nlp(x).ents])</text:p>
      <text:p text:style-name="P26">```</text:p>
      <text:p text:style-name="P30"/>
      <text:h text:style-name="P25" text:outline-level="3"><text:span text:style-name="T13">2</text:span>. <text:span text:style-name="T13">POS tags analysis</text:span></text:h>
      <text:p text:style-name="P27"/>
      <text:p text:style-name="P29">This will determine what role this word is trying to be in the context of the text (noun, adjective, verb. etc)</text:p>
      <text:p text:style-name="P31"/>
      <text:p text:style-name="P26">```</text:p>
      <text:p text:style-name="P26">df['pos_tags'] = df['text'].apply(lambda x: [(token.text, token.pos_) for token in nlp(x)])</text:p>
      <text:p text:style-name="P32"><text:span text:style-name="T4">```</text:span></text:p>
      <text:p text:style-name="P32"><text:soft-page-break/><text:span text:style-name="T4"/></text:p>
      <text:h text:style-name="Heading_20_1" text:outline-level="1">E. Lemmatization and Stemming</text:h>
      <text:p text:style-name="P32"/>
      <text:h text:style-name="Heading_20_3" text:outline-level="3"><text:span text:style-name="T8">lemmatization and stemming </text:span>with nltk</text:h>
      <text:p text:style-name="P2">Lemmatization <text:span text:style-name="T13">will</text:span> reduceswords to their base form (e.g., "running" → "run") <text:span text:style-name="T13">and s</text:span>temming <text:span text:style-name="T13">will</text:span> reduce words to their root (e.g., "<text:span text:style-name="T14">looked</text:span>" → "<text:span text:style-name="T14">look</text:span>")</text:p>
      <text:p text:style-name="P2"/>
      <text:p text:style-name="P33">```</text:p>
      <text:p text:style-name="P33">from nltk.stem import WordNetLemmatizer, PorterStemmer</text:p>
      <text:p text:style-name="P33">lemmatizer = WordNetLemmatizer()</text:p>
      <text:p text:style-name="P33">stemmer = PorterStemmer()</text:p>
      <text:p text:style-name="P33">df['lemmatized'] = df['text'].apply(lambda x: ' '.join([lemmatizer.lemmatize(word) for word in x.split()]))</text:p>
      <text:p text:style-name="P33">df['stemmed'] = df['text'].apply(lambda x: ' '.join([stemmer.stem(word) for word in x.split()]))</text:p>
      <text:p text:style-name="P33">```</text:p>
      <text:p text:style-name="P2"/>
      <text:h text:style-name="Heading_20_1" text:outline-level="1">F. Frequency Analysis</text:h>
      <text:p text:style-name="P2"/>
      <text:h text:style-name="Heading_20_3" text:outline-level="3"><text:span text:style-name="T13">1.</text:span>Occurrences <text:span text:style-name="T13">of ‘great’ bu author</text:span></text:h>
      <text:p text:style-name="Text_20_body"/>
      <text:p text:style-name="P2">We count the number of times <text:span text:style-name="T14">the</text:span> words "great" appear in the text <text:span text:style-name="T14">and group it by author, first we will iterate on each instance in the text column and count how many times we did find the word ‘great’ then we use the function </text:span><text:span text:style-name="T15">`groupby` </text:span><text:span text:style-name="T16">to group the result by author</text:span></text:p>
      <text:p text:style-name="P2"/>
      <text:p text:style-name="P12">```</text:p>
      <text:p text:style-name="P12">df['great_count'] = df['text'].apply(lambda x: x.lower().count('great'))</text:p>
      <text:p text:style-name="P12">great_by_author = df.groupby('author')['great_count'].sum()</text:p>
      <text:p text:style-name="P12">```</text:p>
      <text:p text:style-name="P2"/>
      <text:h text:style-name="P34" text:outline-level="3"><text:span text:style-name="T14">2</text:span><text:span text:style-name="T13">.</text:span><text:span text:style-name="T14">Visualization with pywaffle</text:span></text:h>
      <text:p text:style-name="P35"/>
      <text:p text:style-name="P36"><text:span text:style-name="T17">C</text:span>reate a waffle chart summarizing the occurrences of<text:span text:style-name="T4"> </text:span><text:span text:style-name="T18">`great`</text:span><text:span text:style-name="T4"> </text:span><text:span text:style-name="T18">word</text:span> by author</text:p>
      <text:p text:style-name="P35"/>
      <text:p text:style-name="P37">```</text:p>
      <text:p text:style-name="P37">from pywaffle import Waffle</text:p>
      <text:p text:style-name="P37">plt.figure(FigureClass=Waffle, rows=5, columns=10, values=great_by_author.to_dict(), legend={'loc': 'upper left'})</text:p>
      <text:p text:style-name="P37">plt.show()</text:p>
      <text:p text:style-name="P37">```</text:p>
      <text:p text:style-name="P2"><text:soft-page-break/></text:p>
      <text:p text:style-name="P2"/>
      <text:h text:style-name="P38" text:outline-level="3"><text:span text:style-name="T17">4</text:span><text:span text:style-name="T13">.</text:span><text:span text:style-name="T17">The most used words by author using wordcloud</text:span></text:h>
      <text:p text:style-name="P35"/>
      <text:p text:style-name="P39">We generate three word cloud, one for each author, to display the most used words in the text</text:p>
      <text:p text:style-name="P35"/>
      <text:p text:style-name="P12">```</text:p>
      <text:p text:style-name="P12">for author in df['author'].unique():</text:p>
      <text:p text:style-name="P12">text = ' '.join(df[df['author'] == author]['text'])</text:p>
      <text:p text:style-name="P12">wordcloud = WordCloud().generate(text)</text:p>
      <text:p text:style-name="P12">plt.imshow(wordcloud)</text:p>
      <text:p text:style-name="P12">plt.title(author)</text:p>
      <text:p text:style-name="P12">plt.axis('off')</text:p>
      <text:p text:style-name="P12">plt.show()</text:p>
      <text:p text:style-name="P12">```</text:p>
      <text:p text:style-name="P2"/>
      <text:p text:style-name="P2"/>
      <text:h text:style-name="Heading_20_3" text:outline-level="3">5.<text:span text:style-name="T19">M</text:span>ost 100 used words positives/negatives</text:h>
      <text:p text:style-name="Text_20_body"/>
      <text:h text:style-name="Heading_20_3" text:outline-level="3">6.<text:span text:style-name="T19">A</text:span>nalyse de sentiment</text:h>
      <text:p text:style-name="Text_20_body"/>
      <text:h text:style-name="Heading_20_3" text:outline-level="3">7.<text:span text:style-name="T19">B</text:span>est methode to use with this datase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var ds-font-family-code" svg:font-family="'var ds-font-family-cod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1T17:16:47.076469746</meta:creation-date>
    <meta:generator>LibreOffice/24.8.4.2$Linux_X86_64 LibreOffice_project/480$Build-2</meta:generator>
    <dc:date>2025-01-31T18:42:04.525996724</dc:date>
    <meta:editing-duration>PT6M30S</meta:editing-duration>
    <meta:editing-cycles>3</meta:editing-cycles>
    <meta:document-statistic meta:table-count="0" meta:image-count="0" meta:object-count="0" meta:page-count="6" meta:paragraph-count="147" meta:word-count="785" meta:character-count="5921" meta:non-whitespace-character-count="5178"/>
  </office:meta>
</office:document-meta>
</file>